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24.98mm" svg:y="701.89mm">
            <loext:p draw:notify-on-update-of-ranges="'F3.0_BOM'.D149:'F3.0_BOM'.D151 'F3.0_BOM'.C149:'F3.0_BOM'.C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2" table:default-cell-style-name="ce29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2])" office:value-type="float" office:value="522" calcext:value-type="float">
            <text:p>522</text:p>
          </table:table-cell>
          <table:table-cell table:style-name="ce2" table:formula="of:=SUM([.B3:.B92])" office:value-type="float" office:value="331.12" calcext:value-type="float">
            <text:p>331,1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3.5</text:p>
          </table:table-cell>
          <table:table-cell table:formula="of:=SUM([.E3:.E92])" office:value-type="float" office:value="331.6" calcext:value-type="float">
            <text:p>331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90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2:.Z12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3:.Z13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4:.Z14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6:.Z16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7:.Z17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8:.Z18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19:.Z19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0:.Z2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2:.Z22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3:.Z23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6:.Z26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2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7:.Z2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0:.Z40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3:.Z43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1:.Z5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2:.Z52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8:.Z5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1:.Z61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3:.Z7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5:.Z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6:.Z7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4:.Z84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90"/>
        </table:table-row>
        <table:table-row table:style-name="ro1">
          <table:table-cell table:number-columns-repeated="3"/>
          <table:table-cell table:style-name="ce11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 (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formula="of:=SUM([.F139:.Z139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7:58:28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2-14T17:59:21.568000000</dc:date>
    <meta:print-date>2015-08-14T12:58:27Z</meta:print-date>
    <meta:editing-duration>P1DT15H43M2S</meta:editing-duration>
    <meta:editing-cycles>123</meta:editing-cycles>
    <meta:document-statistic meta:table-count="1" meta:cell-count="5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49:'F3.0_BOM'.D151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9:'F3.0_BOM'.D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9:'F3.0_BOM'.C1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9:'F3.0_BOM'.D151</svg:desc>
                </draw:g>
              </table:table-cell>
              <table:table-cell office:value-type="float" office:value="16">
                <text:p>16</text:p>
                <draw:g>
                  <svg:desc>'F3.0_BOM'.C149:'F3.0_BOM'.C151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